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2.534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72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81d41a"/>
    </style:style>
    <style:style style:name="ce51" style:family="table-cell" style:parent-style-name="Default">
      <style:table-cell-properties fo:background-color="#999999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>
      <style:table-cell-properties fo:border-bottom="0.74pt solid #000000" fo:background-color="#81d41a" fo:border-left="none" fo:border-right="none" fo:border-top="none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56" style:family="table-cell" style:parent-style-name="Default" style:data-style-name="N72">
      <style:table-cell-properties fo:background-color="#81d41a"/>
    </style:style>
    <style:style style:name="ce57" style:family="table-cell" style:parent-style-name="Default" style:data-style-name="N72">
      <style:table-cell-properties fo:background-color="#81d41a" style:text-align-source="value-type" style:repeat-content="false"/>
      <style:paragraph-properties fo:margin-left="0cm"/>
    </style:style>
    <style:style style:name="ce58" style:family="table-cell" style:parent-style-name="Default" style:data-style-name="N70">
      <style:table-cell-properties fo:background-color="#81d41a"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70">
      <style:table-cell-properties fo:background-color="#999999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6" style:family="table-cell" style:parent-style-name="Default" style:data-style-name="N72">
      <style:table-cell-properties fo:background-color="#81d41a"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72">
      <style:table-cell-properties fo:background-color="#999999"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72">
      <style:table-cell-properties fo:background-color="#ffff00"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72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72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71" style:family="table-cell" style:parent-style-name="Default" style:data-style-name="N70">
      <style:table-cell-properties fo:background-color="#81d41a"/>
    </style:style>
    <style:style style:name="ce72" style:family="table-cell" style:parent-style-name="Default" style:data-style-name="N7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number-columns-repeated="2" table:default-cell-style-name="ce50"/>
        <table:table-column table:style-name="co6" table:default-cell-style-name="ce61"/>
        <table:table-column table:style-name="co6" table:default-cell-style-name="ce66"/>
        <table:table-row table:style-name="ro1">
          <table:table-cell table:style-name="ce49" office:value-type="string" calcext:value-type="string">
            <text:p>Feature</text:p>
          </table:table-cell>
          <table:table-cell table:style-name="ce49" office:value-type="string" calcext:value-type="string">
            <text:p>Task</text:p>
          </table:table-cell>
          <table:table-cell table:style-name="ce49" office:value-type="string" calcext:value-type="string">
            <text:p>Original Estimative</text:p>
          </table:table-cell>
          <table:table-cell table:style-name="ce49" office:value-type="string" calcext:value-type="string">
            <text:p>Current Estimative</text:p>
          </table:table-cell>
          <table:table-cell table:style-name="ce49" office:value-type="string" calcext:value-type="string">
            <text:p>Spent</text:p>
          </table:table-cell>
          <table:table-cell table:style-name="ce49" office:value-type="string" calcext:value-type="string">
            <text:p>Remaining</text:p>
          </table:table-cell>
          <table:table-cell table:style-name="ce49" office:value-type="string" calcext:value-type="string">
            <text:p>Started</text:p>
          </table:table-cell>
          <table:table-cell table:style-name="ce49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tructs support</text:p>
          </table:table-cell>
          <table:table-cell office:value-type="string" calcext:value-type="string">
            <text:p>Decide syntax for writting to member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]-[.E2]" office:value-type="float" office:value="0" calcext:value-type="float">
            <text:p>0</text:p>
          </table:table-cell>
          <table:table-cell table:style-name="ce56"/>
          <table:table-cell office:value-type="date" office:date-value="2022-06-24T01:25:00" calcext:value-type="date">
            <text:p>24/06/2022 01:25</text:p>
          </table:table-cell>
        </table:table-row>
        <table:table-row table:style-name="ro1">
          <table:table-cell office:value-type="string" calcext:value-type="string">
            <text:p>Structs support</text:p>
          </table:table-cell>
          <table:table-cell office:value-type="string" calcext:value-type="string">
            <text:p>Decide syntax for reading from mem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-[.E3]" office:value-type="float" office:value="0" calcext:value-type="float">
            <text:p>0</text:p>
          </table:table-cell>
          <table:table-cell table:style-name="ce56"/>
          <table:table-cell office:value-type="date" office:date-value="2022-06-24T01:25:00" calcext:value-type="date">
            <text:p>24/06/2022 01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value typ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E4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member typ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-[.E5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Check for ma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style-name="ce56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back-end functions to base struc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7]-[.E7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Rewrite __set__ to return back-end functions calling when writting to memb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8]-[.E8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9]-[.E9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-[.E10]" office:value-type="float" office:value="0" calcext:value-type="float">
            <text:p>0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Decide member ty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" calcext:value-type="float">
            <text:p>1,25</text:p>
          </table:table-cell>
          <table:table-cell table:formula="of:=[.D11]-[.E11]" office:value-type="float" office:value="0.75" calcext:value-type="float">
            <text:p>0,75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Decide name type (mut variables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]-[.E12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Check for ma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]-[.E13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Rewrite __eval__ to return back-end functions calling when reading from memb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]-[.E14]" office:value-type="float" office:value="0" calcext:value-type="float">
            <text:p>0</text:p>
          </table:table-cell>
          <table:table-cell table:style-name="ce56" office:value-type="date" office:date-value="2023-06-24T11:18:00" calcext:value-type="date">
            <text:p>24/06/2023 11:18</text:p>
          </table:table-cell>
          <table:table-cell table:style-name="ce56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]-[.E15]" office:value-type="float" office:value="0" calcext:value-type="float">
            <text:p>0</text:p>
          </table:table-cell>
          <table:table-cell table:style-name="ce56"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6]-[.E16]" office:value-type="float" office:value="2" calcext:value-type="float">
            <text:p>2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Decide structs initialization syntax (??? we’re already initializing structs anyway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]-[.E17]" office:value-type="float" office:value="0" calcext:value-type="float">
            <text:p>0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Check if all members were set (optional values won’t exist for now)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8]-[.E18]" office:value-type="float" office:value="0" calcext:value-type="float">
            <text:p>0</text:p>
          </table:table-cell>
          <table:table-cell table:style-name="ce57" office:value-type="date" office:date-value="2023-06-24T14:54:00" calcext:value-type="date">
            <text:p>24/06/2023 14:54</text:p>
          </table:table-cell>
          <table:table-cell table:style-name="ce57" office:value-type="date" office:date-value="2023-06-24T16:45:00" calcext:value-type="date">
            <text:p>24/06/2023 16:45</text:p>
          </table:table-cell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Check for match between members and values typ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]-[.E19]" office:value-type="float" office:value="0" calcext:value-type="float">
            <text:p>0</text:p>
          </table:table-cell>
          <table:table-cell table:style-name="ce57" office:value-type="date" office:date-value="2023-06-24T14:54:00" calcext:value-type="date">
            <text:p>24/06/2023 14:54</text:p>
          </table:table-cell>
          <table:table-cell table:style-name="ce57" office:value-type="date" office:date-value="2023-06-24T16:45:00" calcext:value-type="date">
            <text:p>24/06/2023 16:45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20]-[.E20]" office:value-type="float" office:value="3" calcext:value-type="float">
            <text:p>3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]-[.E21]" office:value-type="float" office:value="0" calcext:value-type="float">
            <text:p>0</text:p>
          </table:table-cell>
          <table:table-cell table:style-name="ce56"/>
          <table:table-cell/>
        </table:table-row>
        <table:table-row table:style-name="ro1">
          <table:table-cell office:value-type="string" calcext:value-type="string">
            <text:p>Default functions support</text:p>
          </table:table-cell>
          <table:table-cell office:value-type="string" calcext:value-type="string">
            <text:p>Add support for default function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]-[.E22]" office:value-type="float" office:value="0" calcext:value-type="float">
            <text:p>0</text:p>
          </table:table-cell>
          <table:table-cell table:style-name="ce58" office:value-type="date" office:date-value="2023-06-26T23:20:00" calcext:value-type="date">
            <text:p>26/06/23 23:2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office:value-type="string" calcext:value-type="string">
            <text:p>Make argument names work inside function scop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 table:formula="of:=[.D23]-[.E23]" office:value-type="float" office:value="1.7" calcext:value-type="float">
            <text:p>1,7</text:p>
          </table:table-cell>
          <table:table-cell table:style-name="ce56" office:value-type="date" office:date-value="2023-06-28T19:40:00" calcext:value-type="date">
            <text:p>28/06/2023 19:40</text:p>
          </table:table-cell>
          <table:table-cell table:style-name="ce56" office:value-type="date" office:date-value="2023-06-28T21:00:00" calcext:value-type="date">
            <text:p>28/06/2023 21:00</text:p>
          </table:table-cell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Add support for functions taking ids as arguments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51" table:formula="of:=[.D24]-[.E24]" office:value-type="float" office:value="-1" calcext:value-type="float">
            <text:p>-1</text:p>
          </table:table-cell>
          <table:table-cell table:style-name="ce59" office:value-type="date" office:date-value="2023-06-26T23:20:00" calcext:value-type="date">
            <text:p>26/06/23 23:20</text:p>
          </table:table-cell>
          <table:table-cell table:style-name="ce67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for writting to pointer: write (ptr int 0x0) 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formula="of:=[.D25]-[.E25]" office:value-type="float" office:value="-1" calcext:value-type="float">
            <text:p>-1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for reading from pointer: read (ptr int 0x0)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26]-[.E26]" office:value-type="float" office:value="0" calcext:value-type="float">
            <text:p>0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Decide syntax to get pointer of variable: get ptr myva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27]-[.E27]" office:value-type="float" office:value="0" calcext:value-type="float">
            <text:p>0</text:p>
          </table:table-cell>
          <table:table-cell table:style-name="ce60" office:value-type="string" calcext:value-type="string">
            <text:p>?</text:p>
          </table:table-cell>
          <table:table-cell table:style-name="ce67"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read from pointer: read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]-[.E28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write to pointer: write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]-[.E29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get pointer of variable: get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]-[.E30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read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1]-[.E31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write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2]-[.E32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 + Internal masking</text:p>
          </table:table-cell>
          <table:table-cell table:style-name="ce51" office:value-type="string" calcext:value-type="string">
            <text:p>Mask get_ptr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33]-[.E33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sizeof back-end func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]-[.E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2" office:value-type="string" calcext:value-type="string">
            <text:p>Pointers support</text:p>
          </table:table-cell>
          <table:table-cell table:style-name="ce52" office:value-type="string" calcext:value-type="string">
            <text:p>offset back-end function for struct members (struct member access isn’t enough for the back-end to understand?)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35]-[.E35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6]-[.E36]" office:value-type="float" office:value="4" calcext:value-type="float">
            <text:p>4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7]-[.E37]" office:value-type="float" office:value="7" calcext:value-type="float">
            <text:p>7</text:p>
          </table:table-cell>
          <table:table-cell table:style-name="ce63"/>
          <table:table-cell table:style-name="ce69"/>
        </table:table-row>
        <table:table-row table:style-name="ro1">
          <table:table-cell office:value-type="string" calcext:value-type="string">
            <text:p>Unsafe blocks</text:p>
          </table:table-cell>
          <table:table-cell office:value-type="string" calcext:value-type="string">
            <text:p>Decide how unsafe will be implemented (switches on functions maybe?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formula="of:=[.D38]-[.E38]" office:value-type="float" office:value="1.4" calcext:value-type="float">
            <text:p>1,4</text:p>
          </table:table-cell>
          <table:table-cell table:style-name="ce58" office:value-type="date" office:date-value="2023-06-28T23:10:00" calcext:value-type="date">
            <text:p>28/06/23 23:10</text:p>
          </table:table-cell>
          <table:table-cell table:style-name="ce58" office:value-type="date" office:date-value="2023-06-28T23:50:00" calcext:value-type="date">
            <text:p>28/06/23 23:50</text:p>
          </table:table-cell>
        </table:table-row>
        <table:table-row table:style-name="ro1">
          <table:table-cell office:value-type="string" calcext:value-type="string">
            <text:p>Unsafe blocks</text:p>
          </table:table-cell>
          <table:table-cell office:value-type="string" calcext:value-type="string">
            <text:p>Implement unsafe function/inter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]-[.E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0]-[.E40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1]-[.E41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1" office:value-type="string" calcext:value-type="string">
            <text:p>Polymorphism</text:p>
          </table:table-cell>
          <table:table-cell table:style-name="ce51" office:value-type="string" calcext:value-type="string">
            <text:p>Plan it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2]-[.E42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lymorphism</text:p>
          </table:table-cell>
          <table:table-cell table:style-name="ce51" office:value-type="string" calcext:value-type="string">
            <text:p>Implement unbound polymorphism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3]-[.E43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Debugging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4]-[.E44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Buffer</text:p>
          </table:table-cell>
          <table:table-cell table:style-name="ce51"/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5]-[.E45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Write function/internal for writting to pointer (inside unsafe)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table:formula="of:=[.D46]-[.E46]" office:value-type="float" office:value="2" calcext:value-type="float">
            <text:p>2</text:p>
          </table:table-cell>
          <table:table-cell table:style-name="ce60"/>
          <table:table-cell table:style-name="ce67"/>
        </table:table-row>
        <table:table-row table:style-name="ro1">
          <table:table-cell table:style-name="ce51" office:value-type="string" calcext:value-type="string">
            <text:p>Pointers support</text:p>
          </table:table-cell>
          <table:table-cell table:style-name="ce51" office:value-type="string" calcext:value-type="string">
            <text:p>Write function/internal for reading from pointer (inside unsafe)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formula="of:=[.D47]-[.E47]" office:value-type="float" office:value="0" calcext:value-type="float">
            <text:p>0</text:p>
          </table:table-cell>
          <table:table-cell table:style-name="ce60"/>
          <table:table-cell table:style-name="ce67"/>
        </table:table-row>
        <table:table-row table:style-name="ro1">
          <table:table-cell table:style-name="ce52" office:value-type="string" calcext:value-type="string">
            <text:p>Pointers support: Arithmetic</text:p>
          </table:table-cell>
          <table:table-cell table:style-name="ce52" office:value-type="string" calcext:value-type="string">
            <text:p>Write function to add to a pointer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48]-[.E48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Pointers support: Arithmetic</text:p>
          </table:table-cell>
          <table:table-cell table:style-name="ce52" office:value-type="string" calcext:value-type="string">
            <text:p>Write function to subtract from a pointer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49]-[.E49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50]-[.E50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[.D51]-[.E51]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table-cell office:value-type="string" calcext:value-type="string">
            <text:p>Name validation</text:p>
          </table:table-cell>
          <table:table-cell office:value-type="string" calcext:value-type="string">
            <text:p>Mut/const check at name set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formula="of:=[.D52]-[.E52]" office:value-type="float" office:value="0.75" calcext:value-type="float">
            <text:p>0,75</text:p>
          </table:table-cell>
          <table:table-cell table:style-name="ce58" office:value-type="date" office:date-value="2023-06-30T22:35:00" calcext:value-type="date">
            <text:p>30/06/23 22:35</text:p>
          </table:table-cell>
          <table:table-cell table:style-name="ce58" office:value-type="date" office:date-value="2023-06-30T22:45:00" calcext:value-type="date">
            <text:p>30/06/23 22:45</text:p>
          </table:table-cell>
        </table:table-row>
        <table:table-row table:style-name="ro1">
          <table:table-cell office:value-type="string" calcext:value-type="string">
            <text:p>Name validation</text:p>
          </table:table-cell>
          <table:table-cell office:value-type="string" calcext:value-type="string">
            <text:p>Check for setting const upon mut variabl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formula="of:=[.D53]-[.E53]" office:value-type="float" office:value="0.75" calcext:value-type="float">
            <text:p>0,75</text:p>
          </table:table-cell>
          <table:table-cell table:style-name="ce58" office:value-type="date" office:date-value="2023-06-30T23:00:00" calcext:value-type="date">
            <text:p>30/06/23 23:00</text:p>
          </table:table-cell>
          <table:table-cell table:style-name="ce58" office:value-type="date" office:date-value="2023-06-30T23:15:00" calcext:value-type="date">
            <text:p>30/06/23 23:15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4]-[.E54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5]-[.E55]" office:value-type="float" office:value="1" calcext:value-type="float">
            <text:p>1</text:p>
          </table:table-cell>
          <table:table-cell table:style-name="ce63"/>
          <table:table-cell table:style-name="ce69"/>
        </table:table-row>
        <table:table-row table:style-name="ro1">
          <table:table-cell office:value-type="string" calcext:value-type="string">
            <text:p>ret support</text:p>
          </table:table-cell>
          <table:table-cell office:value-type="string" calcext:value-type="string">
            <text:p>Add ret function/intern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56]-[.E56]" office:value-type="float" office:value="3" calcext:value-type="float">
            <text:p>3</text:p>
          </table:table-cell>
          <table:table-cell table:style-name="ce58" office:value-type="date" office:date-value="2023-07-02T15:45:00" calcext:value-type="date">
            <text:p>02/07/23 15:45</text:p>
          </table:table-cell>
          <table:table-cell table:style-name="ce58" office:value-type="date" office:date-value="2023-07-02T23:25:00" calcext:value-type="date">
            <text:p>02/07/23 23:25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7]-[.E57]" office:value-type="float" office:value="4" calcext:value-type="float">
            <text:p>4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8]-[.E58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2" office:value-type="string" calcext:value-type="string">
            <text:p>goto support</text:p>
          </table:table-cell>
          <table:table-cell table:style-name="ce52" office:value-type="string" calcext:value-type="string">
            <text:p>Plan goto (maybe make it implicit)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59]-[.E59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goto support</text:p>
          </table:table-cell>
          <table:table-cell table:style-name="ce52" office:value-type="string" calcext:value-type="string">
            <text:p>Add goto function/internal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0]-[.E60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3" calcext:value-type="float">
            <text:p>3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1]-[.E61]" office:value-type="float" office:value="3" calcext:value-type="float">
            <text:p>3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2]-[.E62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Plan exit + handl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3]-[.E63]" office:value-type="float" office:value="0" calcext:value-type="float">
            <text:p>0</text:p>
          </table:table-cell>
          <table:table-cell table:style-name="ce50"/>
          <table:table-cell table:style-name="ce58" office:value-type="date" office:date-value="2023-07-09T01:45:00" calcext:value-type="date">
            <text:p>09/07/23 01:45</text:p>
          </table:table-cell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Add exit (added second value in return)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4]-[.E64]" office:value-type="float" office:value="0" calcext:value-type="float">
            <text:p>0</text:p>
          </table:table-cell>
          <table:table-cell/>
          <table:table-cell table:style-name="ce58" office:value-type="date" office:date-value="2023-07-09T01:45:00" calcext:value-type="date">
            <text:p>09/07/23 01:45</text:p>
          </table:table-cell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Add hand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]-[.E65]" office:value-type="float" office:value="0" calcext:value-type="float">
            <text:p>0</text:p>
          </table:table-cell>
          <table:table-cell/>
          <table:table-cell table:style-name="ce58" office:value-type="date" office:date-value="2023-07-09T01:45:00" calcext:value-type="date">
            <text:p>09/07/23 01:45</text:p>
          </table:table-cell>
        </table:table-row>
        <table:table-row table:style-name="ro1">
          <table:table-cell table:style-name="Default" office:value-type="string" calcext:value-type="string">
            <text:p>Exit + handle support</text:p>
          </table:table-cell>
          <table:table-cell table:style-name="Default" office:value-type="string" calcext:value-type="string">
            <text:p>Add panic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6]-[.E66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7]-[.E67]" office:value-type="float" office:value="6" calcext:value-type="float">
            <text:p>6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8]-[.E68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2" office:value-type="string" calcext:value-type="string">
            <text:p>Hexadecimal numbers</text:p>
          </table:table-cell>
          <table:table-cell table:style-name="ce52" office:value-type="string" calcext:value-type="string">
            <text:p>Add syntax extension for hexadecimal numbers (low level representation don’t need to change lisp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69]-[.E69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Octal numbers</text:p>
          </table:table-cell>
          <table:table-cell table:style-name="ce52" office:value-type="string" calcext:value-type="string">
            <text:p>Add syntax extension for octal numbers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0]-[.E70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inary numbers</text:p>
          </table:table-cell>
          <table:table-cell table:style-name="ce52" office:value-type="string" calcext:value-type="string">
            <text:p>Add syntax extension for binary numbers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1]-[.E71]" office:value-type="float" office:value="1" calcext:value-type="float">
            <text:p>1</text:p>
          </table:table-cell>
          <table:table-cell table:style-name="ce62"/>
          <table:table-cell table:style-name="ce68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2]-[.E72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3]-[.E73]" office:value-type="float" office:value="2" calcext:value-type="float">
            <text:p>2</text:p>
          </table:table-cell>
          <table:table-cell table:style-name="ce63"/>
          <table:table-cell table:style-name="ce69"/>
        </table:table-row>
        <table:table-row table:style-name="ro1">
          <table:table-cell table:style-name="ce52" office:value-type="string" calcext:value-type="string">
            <text:p>if support</text:p>
          </table:table-cell>
          <table:table-cell table:style-name="ce52" office:value-type="string" calcext:value-type="string">
            <text:p>(Comparison requires implementation of low level operation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4]-[.E74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5]-[.E75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6]-[.E76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let support</text:p>
          </table:table-cell>
          <table:table-cell table:style-name="ce52" office:value-type="string" calcext:value-type="string">
            <text:p>(Functions can already be defined and called, só no need for let and this already makes possible recursive functions)</text:p>
          </table:table-cell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7]-[.E77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Debugging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8]-[.E78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table:style-name="ce52" office:value-type="string" calcext:value-type="string">
            <text:p>Buffer</text:p>
          </table:table-cell>
          <table:table-cell table:style-name="ce52"/>
          <table:table-cell table:number-columns-repeated="2"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[.D79]-[.E79]" office:value-type="float" office:value="2" calcext:value-type="float">
            <text:p>2</text:p>
          </table:table-cell>
          <table:table-cell table:style-name="ce62"/>
          <table:table-cell table:style-name="ce68"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Plan requisites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80]-[.E80]" office:value-type="float" office:value="0" calcext:value-type="float">
            <text:p>0</text:p>
          </table:table-cell>
          <table:table-cell/>
          <table:table-cell office:value-type="date" office:date-value="2023-07-09T02:35:00" calcext:value-type="date">
            <text:p>09/07/2023 02:35</text:p>
          </table:table-cell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Add automatic parenthesis around lines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81]-[.E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Add automatic parenthesis open at end of proper blocks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82]-[.E82]" office:value-type="float" office:value="0" calcext:value-type="float">
            <text:p>0</text:p>
          </table:table-cell>
          <table:table-cell/>
          <table:table-cell office:value-type="string" calcext:value-type="string">
            <text:p>21/07/2023 22:00 – done other things as well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3]-[.E83]" office:value-type="float" office:value="8" calcext:value-type="float">
            <text:p>8</text:p>
          </table:table-cell>
          <table:table-cell table:style-name="ce63"/>
          <table:table-cell table:style-name="ce69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4]-[.E84]" office:value-type="float" office:value="4" calcext:value-type="float">
            <text:p>4</text:p>
          </table:table-cell>
          <table:table-cell table:style-name="ce63"/>
          <table:table-cell table:style-name="ce69"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Pl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5]-[.E85]" office:value-type="float" office:value="4" calcext:value-type="float">
            <text:p>4</text:p>
          </table:table-cell>
          <table:table-cell table:style-name="ce58" office:value-type="date" office:date-value="2023-07-21T22:00:00" calcext:value-type="date">
            <text:p>21/07/23 22:00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Change function returns to back-end palatable tre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6]-[.E86]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Move “default scope" to run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Add support for different tokens, internals and functions for our LIS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8]-[.E8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89]-[.E8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53" office:value-type="string" calcext:value-type="string">
            <text:p>Buffer</text:p>
          </table:table-cell>
          <table:table-cell table:style-name="ce53"/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formula="of:=[.D90]-[.E90]" office:value-type="float" office:value="8" calcext:value-type="float">
            <text:p>8</text:p>
          </table:table-cell>
          <table:table-cell table:style-name="ce64"/>
          <table:table-cell table:style-name="ce70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1]-[.E9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2]-[.E9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3]-[.E9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4]-[.E9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95]-[.E95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6]-[.E96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7]-[.E9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8]-[.E9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9]-[.E9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0]-[.E10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1]-[.E10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2]-[.E10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Divis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3]-[.E10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4]-[.E10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Modul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5]-[.E10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6]-[.E10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Remain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7]-[.E10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8]-[.E10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9]-[.E10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0]-[.E11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1]-[.E11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2]-[.E11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3]-[.E11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4]-[.E11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5]-[.E11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6]-[.E11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7]-[.E11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8]-[.E1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9]-[.E11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0]-[.E12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1]-[.E12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2]-[.E12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3]-[.E12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4]-[.E12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5]-[.E12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6]-[.E12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7]-[.E12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8]-[.E12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9]-[.E12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0]-[.E13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1]-[.E13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2]-[.E13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3]-[.E13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4]-[.E13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5]-[.E13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6]-[.E1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7]-[.E13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8]-[.E13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Bool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9]-[.E13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0]-[.E14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Bool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1]-[.E14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2]-[.E14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f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3]-[.E14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4]-[.E14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Tunning for amd64-linux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Action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71" office:value-type="date" office:date-value="2023-09-24T13:27:00" calcext:value-type="date">
            <text:p>24/09/23 13:27</text:p>
          </table:table-cell>
        </table:table-row>
        <table:table-row table:style-name="ro1">
          <table:table-cell office:value-type="string" calcext:value-type="string">
            <text:p>Separate function arguments using commas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0" table:number-columns-repeated="2"/>
        </table:table-row>
        <table:table-row table:style-name="ro1">
          <table:table-cell office:value-type="string" calcext:value-type="string">
            <text:p>Fix array declaration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0" table:number-columns-repeated="2"/>
        </table:table-row>
        <table:table-row table:style-name="ro1">
          <table:table-cell office:value-type="string" calcext:value-type="string">
            <text:p>Constant propagation to global Space in LLVM I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71" office:value-type="date" office:date-value="2023-10-12T00:38:00" calcext:value-type="date">
            <text:p>12/10/23 00:38</text:p>
          </table:table-cell>
        </table:table-row>
        <table:table-row table:style-name="ro1">
          <table:table-cell office:value-type="string" calcext:value-type="string">
            <text:p>Turn scope into a dict</text:p>
          </table:table-cell>
          <table:table-cell table:number-columns-repeated="6"/>
          <table:table-cell table:style-name="ce71" office:value-type="date" office:date-value="2023-10-13T02:06:00" calcext:value-type="date">
            <text:p>13/10/23 02:06</text:p>
          </table:table-cell>
        </table:table-row>
        <table:table-row table:style-name="ro1">
          <table:table-cell office:value-type="string" calcext:value-type="string">
            <text:p>Remove forced_handler from scope and handler instanc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71" office:value-type="date" office:date-value="2023-10-13T02:15:00" calcext:value-type="date">
            <text:p>13/10/23 02:15</text:p>
          </table:table-cell>
        </table:table-row>
        <table:table-row table:style-name="ro1">
          <table:table-cell table:style-name="ce54" office:value-type="string" calcext:value-type="string">
            <text:p>Separate set and fn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Separate set and reassignment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Change order of name and type in set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Change order of name and mutdecl in set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Default"/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Change “internals” to “builtins”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Add “_invalid” to test names</text:p>
          </table:table-cell>
          <table:table-cell table:style-name="ce54"/>
          <table:table-cell table:style-name="ce54" office:value-type="float" office:value="1" calcext:value-type="float">
            <text:p>1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Fix DEBUG</text:p>
          </table:table-cell>
          <table:table-cell table:style-name="ce54"/>
          <table:table-cell table:style-name="ce54" office:value-type="float" office:value="2" calcext:value-type="float">
            <text:p>2</text:p>
          </table:table-cell>
          <table:table-cell table:style-name="ce54" table:number-columns-repeated="3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Add “stop at error” flag to tests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Add autoclean to test/run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Add check for spaces at beginning of lines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Default" office:value-type="string" calcext:value-type="string">
            <text:p>Check bug in get_element_value for functions set in different scopes</text:p>
          </table:table-cell>
          <table:table-cell table:style-name="ce54" table:number-columns-repeated="5"/>
          <table:table-cell table:style-name="ce65"/>
          <table:table-cell table:style-name="ce54"/>
        </table:table-row>
        <table:table-row table:style-name="ro1">
          <table:table-cell table:style-name="ce54" table:number-columns-repeated="6"/>
          <table:table-cell table:style-name="ce65"/>
          <table:table-cell table:style-name="ce54"/>
        </table:table-row>
        <table:table-row table:style-name="ro1">
          <table:table-cell office:value-type="string" calcext:value-type="string">
            <text:p>Write LLVM Back-End: Print to stdout, stder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50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50"/>
        </table:table-row>
        <table:table-row table:style-name="ro1">
          <table:table-cell table:style-name="ce54" office:value-type="string" calcext:value-type="string">
            <text:p>Write LLVM Back-End: Receive arguments from command line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65"/>
          <table:table-cell table:style-name="ce54"/>
        </table:table-row>
        <table:table-row table:style-name="ro1">
          <table:table-cell table:style-name="ce54" office:value-type="string" calcext:value-type="string">
            <text:p>Debugging</text:p>
          </table:table-cell>
          <table:table-cell table:style-name="ce54"/>
          <table:table-cell table:number-columns-repeated="2" table:style-name="ce54" office:value-type="float" office:value="4" calcext:value-type="float">
            <text:p>4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4" calcext:value-type="float">
            <text:p>4</text:p>
          </table:table-cell>
          <table:table-cell table:style-name="ce65"/>
          <table:table-cell table:style-name="ce72"/>
        </table:table-row>
        <table:table-row table:style-name="ro1" table:number-rows-repeated="4">
          <table:table-cell table:style-name="ce54" table:number-columns-repeated="6"/>
          <table:table-cell table:style-name="ce65"/>
          <table:table-cell table:style-name="ce72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Planning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alloc function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alloc function back-end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free function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free function back-end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Meta-test Exceptions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63"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table:formula="of:=SUM([.C2:.C183])" office:value-type="float" office:value="604" calcext:value-type="float">
            <text:p>604</text:p>
          </table:table-cell>
          <table:table-cell table:style-name="Default" table:formula="of:=SUM([.D2:.D183])" office:value-type="float" office:value="472" calcext:value-type="float">
            <text:p>472</text:p>
          </table:table-cell>
          <table:table-cell table:style-name="Default" table:formula="of:=SUM([.E2:.E183])" office:value-type="float" office:value="31.65" calcext:value-type="float">
            <text:p>31,65</text:p>
          </table:table-cell>
          <table:table-cell table:style-name="Default" table:formula="of:=SUM([.F2:.F183])" office:value-type="float" office:value="440.35" calcext:value-type="float">
            <text:p>440,3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2" table:style-name="ce49" office:value-type="string" calcext:value-type="string">
            <text:p>12h Weeks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[.C184]/12" office:value-type="float" office:value="50.3333333333333" calcext:value-type="float">
            <text:p>50,3333333333333</text:p>
          </table:table-cell>
          <table:table-cell table:style-name="Default" table:formula="of:=[.D184]/12" office:value-type="float" office:value="39.3333333333333" calcext:value-type="float">
            <text:p>39,3333333333333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ce49" office:value-type="string" calcext:value-type="string">
            <text:p>Guesstimate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table:formula="of:=[.D188]/12" office:value-type="float" office:value="25" calcext:value-type="float">
            <text:p>2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table:formula="of:=[.D189]/4" office:value-type="float" office:value="6.25" calcext:value-type="float">
            <text:p>6,25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3">00/00/0000</text:date>, <text:time style:data-style-name="N2" text:time-value="00:37:41.86262329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20:25:21.645558777</meta:creation-date>
    <dc:date>2023-10-13T02:15:35.283762592</dc:date>
    <meta:editing-duration>P11DT1H17M5S</meta:editing-duration>
    <meta:editing-cycles>69</meta:editing-cycles>
    <meta:generator>LibreOffice/7.6.1.1$Linux_X86_64 LibreOffice_project/60$Build-1</meta:generator>
    <meta:document-statistic meta:table-count="1" meta:cell-count="967" meta:object-count="0"/>
  </office:meta>
</office:document-meta>
</file>